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2.9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37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9"/>
        <table:table-row table:style-name="ro1">
          <table:table-cell table:style-name="ce1" office:value-type="string" table:number-columns-spanned="3" table:number-rows-spanned="2">
            <text:p>C++ Class Time with Mr. Trevitz</text:p>
          </table:table-cell>
          <table:covered-table-cell table:number-columns-repeated="2" table:style-name="ce6"/>
          <table:table-cell/>
          <table:table-cell table:style-name="ce7" office:value-type="string" table:number-columns-spanned="3" table:number-rows-spanned="2">
            <text:p>C++ Homework Hours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table-cell table:style-name="ce2" office:value-type="string">
            <text:p>Dates</text:p>
          </table:table-cell>
          <table:table-cell table:style-name="ce2" office:value-type="string">
            <text:p>Times</text:p>
          </table:table-cell>
          <table:table-cell table:style-name="Default" office:value-type="string">
            <text:p>Subject</text:p>
          </table:table-cell>
          <table:table-cell/>
          <table:table-cell table:style-name="ce2" office:value-type="string">
            <text:p>Dates 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ce8"/>
        </table:table-row>
        <table:table-row table:style-name="ro1">
          <table:table-cell table:style-name="ce3" office:value-type="date" office:date-value="2016-12-08">
            <text:p>12/08/16</text:p>
          </table:table-cell>
          <table:table-cell office:value-type="string">
            <text:p>6:30 P.M. – <text:s/>7:30 P.M</text:p>
          </table:table-cell>
          <table:table-cell table:style-name="ce2" office:value-type="string">
            <text:p>Intro</text:p>
          </table:table-cell>
          <table:table-cell/>
          <table:table-cell table:style-name="ce3" office:value-type="date" office:date-value="2016-12-09">
            <text:p>12/09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13">
            <text:p>12/13/16</text:p>
          </table:table-cell>
          <table:table-cell office:value-type="string">
            <text:p>6:30 P.M. – 8:30 P.M.</text:p>
          </table:table-cell>
          <table:table-cell office:value-type="string">
            <text:p>Plain Old Data Types</text:p>
          </table:table-cell>
          <table:table-cell/>
          <table:table-cell table:style-name="ce3" office:value-type="date" office:date-value="2016-12-11">
            <text:p>12/11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20">
            <text:p>12/20/16</text:p>
          </table:table-cell>
          <table:table-cell office:value-type="string">
            <text:p>6:30 P.M. – 8:00 P.M.</text:p>
          </table:table-cell>
          <table:table-cell office:value-type="string">
            <text:p>Keywords</text:p>
          </table:table-cell>
          <table:table-cell/>
          <table:table-cell table:style-name="ce3" office:value-type="date" office:date-value="2016-12-12">
            <text:p>12/12/16</text:p>
          </table:table-cell>
          <table:table-cell office:value-type="string" table:number-columns-spanned="2" table:number-rows-spanned="1">
            <text:p>3:30 P.M. – <text:s/>4:30 P.M.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6-12-17">
            <text:p>12/17/16</text:p>
          </table:table-cell>
          <table:table-cell office:value-type="string" table:number-columns-spanned="2" table:number-rows-spanned="1">
            <text:p>12:30 P.M – 1:00 P.M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6-12-19">
            <text:p>12/19/16</text:p>
          </table:table-cell>
          <table:table-cell office:value-type="string" table:number-columns-spanned="2" table:number-rows-spanned="1">
            <text:p>4:30 P.M – 5:30 P.M.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6-12-20">
            <text:p>12/20/16</text:p>
          </table:table-cell>
          <table:table-cell office:value-type="string" table:number-columns-spanned="2" table:number-rows-spanned="1">
            <text:p>12:30 P.M. – 2:30 P.M.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7-01-03">
            <text:p>01/03/17</text:p>
          </table:table-cell>
          <table:table-cell office:value-type="string" table:number-columns-spanned="2" table:number-rows-spanned="1">
            <text:p>11:00 A.M – 12:30 P.M</text:p>
          </table:table-cell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style-name="ce5" table:number-columns-repeated="3"/>
          <table:table-cell/>
          <table:table-cell table:style-name="ce5"/>
          <table:table-cell table:style-name="ce5" table:number-columns-spanned="2" table:number-rows-spanned="1"/>
          <table:covered-table-cell table:style-name="ce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calendar="jewish"/>
      <number:year number:calendar="jewish" number:style="long"/>
      <number:year number:calendar="jewish"/>
      <number:era number:calendar="jewish"/>
      <number:year number:calendar="jewish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1/03/2017</text:date>, <text:time>12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esa Travis</meta:initial-creator>
    <meta:creation-date>2016-12-12T15:43:12.82</meta:creation-date>
    <dc:date>2017-01-03T12:02:56.67</dc:date>
    <dc:creator>Vaneesa Travis</dc:creator>
    <meta:editing-duration>PT1H6M21S</meta:editing-duration>
    <meta:editing-cycles>11</meta:editing-cycles>
    <meta:generator>OpenOffice/4.1.2$Win32 OpenOffice.org_project/412m3$Build-9782</meta:generator>
    <meta:document-statistic meta:table-count="3" meta:cell-count="30" meta:object-count="0"/>
  </office:meta>
</office:document-meta>
</file>